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3E8D5BC6B84.png" manifest:media-type="image/png"/>
  <manifest:file-entry manifest:full-path="Pictures/10000201000003E8000003E8DF2EDA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Изображение1" text:anchor-type="paragraph" svg:width="17cm" svg:height="17cm" draw:z-index="0"><draw:image xlink:href="Pictures/10000201000003E8000003E8DF2EDA38.png" xlink:type="simple" xlink:show="embed" xlink:actuate="onLoad"/></draw:frame></text:p>
      <text:p text:style-name="Standard"/>
      <text:p text:style-name="Standard"><draw:frame draw:style-name="fr2" draw:name="Изображение2" text:anchor-type="paragraph" svg:width="17cm" svg:height="17cm" draw:z-index="1"><draw:image xlink:href="Pictures/10000201000003E8000003E8D5BC6B8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3.3$Linux_X86_64 LibreOffice_project/420m0$Build-3</meta:generator>
    <dc:date>2020-02-11T12:38:42.765785341</dc:date>
    <meta:document-statistic meta:table-count="0" meta:image-count="2" meta:object-count="0" meta:page-count="2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